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36c9" officeooo:paragraph-rsid="000336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VA 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es </meta:initial-creator>
    <meta:creation-date>2015-03-20T08:35:31.519983830</meta:creation-date>
    <dc:date>2015-03-20T08:36:23.686873550</dc:date>
    <dc:creator>ies 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4.2.7.2$Linux_X86_64 LibreOffice_project/420m0$Build-2</meta:generator>
  </office:meta>
</office:document-meta>
</file>